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75d9"/>
    </style:style>
    <style:style style:name="P2" style:family="paragraph" style:parent-style-name="Standard">
      <style:text-properties officeooo:rsid="000475d9" officeooo:paragraph-rsid="000475d9"/>
    </style:style>
    <style:style style:name="P3" style:family="paragraph" style:parent-style-name="Standard">
      <style:text-properties fo:font-size="14pt" fo:font-weight="bold" officeooo:rsid="000475d9" officeooo:paragraph-rsid="000475d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0497f2"/>
    </style:style>
    <style:style style:name="T1" style:family="text">
      <style:text-properties officeooo:rsid="000475d9"/>
    </style:style>
    <style:style style:name="T2" style:family="text">
      <style:text-properties officeooo:rsid="000497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Questions Week-2</text:p>
      <text:p text:style-name="P2"/>
      <text:p text:style-name="P1"><text:span text:style-name="T1">1) </text:span>Create a TCP/IP client-server program. The client should send a message asking for the current date. The server should respond with the current date that will be displayed on the client. </text:p>
      <text:p text:style-name="P1"/>
      <text:p text:style-name="P1"><text:span text:style-name="T1">2) </text:span>Create a TCP/IP server-client program in which both client and server can send and receive messages (Chat application). Repeat the experiment using UDP. </text:p>
      <text:p text:style-name="P1"/>
      <text:p text:style-name="P4"><text:span text:style-name="T1">3) </text:span>Create a chat room such that multiple clients can connect to a server. The clients must be able to both send and receive messages to each other via the server. Create chat rooms using TCP and UDP.</text:p>
      <text:p text:style-name="P4"/>
      <text:p text:style-name="P4"><text:span text:style-name="T2">4)Create a server and client communication wherein the client should ask the services of a math server. It should be implemented using concurrent servers where multiple clients can request the service from server. </text:span>The user enters a simple <text:span text:style-name="T2">arithmetic</text:span> expression string (e.g., "1 + 2", "5 - 6", "3 * 4"). <text:s/><text:span text:style-name="T2">The expression is evaluated by the server and then the result is send back to the client from the server side. </text:span>The client should display the server's reply to the user, and prompt the user for the next input, until the user terminates the client program with Ctrl+C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13:57:16.021000000</meta:creation-date>
    <dc:date>2020-08-24T14:37:40.054000000</dc:date>
    <meta:editing-duration>PT8M11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5" meta:word-count="196" meta:character-count="1143" meta:non-whitespace-character-count="948"/>
  </office:meta>
</office:document-meta>
</file>